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37.84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19.99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23.41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72.79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Mouser Link</text:p>
          </table:table-cell>
          <table:table-cell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, LED2, LED3, LED4, LED5, LED6, LED7, LED8, LE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a xlink:href="https://www.mouser.de/ProductDetail/Wurth-Elektronik/150060VS75000?qs=sGAEpiMZZMseGfSY3csMkQ6oANueNQcILlzQzAXA7sDRB8sKt%252BAFmQ%3D%3D" xlink:type="simple">150060VS75000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HARTING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4, C6, C7, C12, C13, C15, C18, C22, C23, C26, C29, C30, C33, C34, C35, C36, C38, C39, C43, C44, C45, C48, C49, C52, C54, C59, C64, C66, C67, C68, C70, C71, C75, C76, C77, C80, C81, C84, C86, C91, C96, C104, C105, C110, C120, C127, C128, C129, C138, C143, C144, C145, C148, C149, C150, C151, C152, C153, C154, C155, C156, C157, C191, C192, C203, C204, C205, C206, C207, C208, C209, C210, C211</text:p>
          </table:table-cell>
          <table:table-cell office:value-type="string" calcext:value-type="string">
            <text:p>CAPACITOR, European symbol</text:p>
          </table:table-cell>
          <table:table-cell table:style-name="Default"/>
          <table:table-cell office:value-type="string" calcext:value-type="string">
            <text:p>Broadband:</text:p>
          </table:table-cell>
          <table:table-cell table:style-name="ce1" office:value-type="string" calcext:value-type="string">
            <text:p><text:a xlink:href="https://www.mouser.de/ProductDetail/American-Technical-Ceramics-ATC/530L104KT16T?qs=sGAEpiMZZMvsSlwiRhF8qkiosXznb836yGbGOL8YPt4%3D" xlink:type="simple">530L104KT16T</text:a>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9, R56, R64, R80, R83, R86, R90, R92, R93, R94, R95, R97, R98, R99, R100, R101, R102, R103, R104, R111, R112, R11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310KL?qs=sGAEpiMZZMvdGkrng054t8AJgcdMkx7xd3oykCS5Cbw%3D" xlink:type="simple">RC0603FR-1310KL</text:a>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, C10, C11, C40, C42, C55, C65, C72, C74, C87, C107, C121, C130, C131, C132, C146, C147</text:p>
          </table:table-cell>
          <table:table-cell office:value-type="string" calcext:value-type="string">
            <text:p>CAPACITOR, European symbol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25, C126, C141, C142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L51, L55</text:p>
          </table:table-cell>
          <table:table-cell/>
          <table:table-cell office:value-type="string" calcext:value-type="string">
            <text:p><text:a xlink:href="https://www.mouser.de/ProductDetail/Bourns/SRN5040TA-100M?qs=sGAEpiMZZMsg%252By3WlYCkUwWVs%252BZAfRN3AcPisgYJxrk%3D" xlink:type="simple">SRN5040TA-100M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73, C177, C18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KEMET/C1206C106M3PAC?qs=sGAEpiMZZMs0AnBnWHyRQO7Zi%2FZ6VAyoCqDp5d0qgKA%3D" xlink:type="simple">C1206C106M3PAC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32, L33, L34, L35, L36, L37</text:p>
          </table:table-cell>
          <table:table-cell/>
          <table:table-cell office:value-type="string" calcext:value-type="string">
            <text:p><text:a xlink:href="https://www.mouser.de/ProductDetail/Murata-Electronics/LQW18ASR12G00D?qs=sGAEpiMZZMsg%252By3WlYCkU2iuTbKTbm6Z5ad92y%252BDe2A%3D" xlink:type="simple">LQW18ASR12G00D</text:a></text:p>
          </table:table-cell>
          <table:table-cell office:value-type="string" calcext:value-type="string">
            <text:p>4 vorhanden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, C56, C88, C18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KEMET/C0603C121J5GAC?qs=sGAEpiMZZMs0AnBnWHyRQFqPnX0Olvco907YLWID1oI%3D" xlink:type="simple">C0603C121J5GAC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1, C57, C8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Yageo/CC0603KRX7R8BB151?qs=sGAEpiMZZMs0AnBnWHyRQBZcF7Vf94SCHLtTapU8tE%252B9AOyw0XT%252Bog%3D%3D" xlink:type="simple">CC0603KRX7R8BB151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016KL?qs=sGAEpiMZZMvdGkrng054t7z4BkURc4LzL2ThbQ%252BOvcjH49SNjJQnmA%3D%3D" xlink:type="simple">RC0603FR-1016KL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12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7, C135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7, C99, C100, C102, C103, C112, C118, C136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9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, R5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01K8L?qs=sGAEpiMZZMvdGkrng054t7z4BkURc4Lzfk%252BGTCARvE1y4ddMEwAVTQ%3D%3D" xlink:type="simple">RC0603FR-101K8L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87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, C20, C21, C28, C41, C46, C47, C63, C73, C78, C79, C95, C106, C114, C115, C116, C122, C123, C124, C133, C134, C139, C140, C158, C160, C162, C164, C165, C166, C167, C168, C193, C194, C195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4, R35, R38, R3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020RL?qs=sGAEpiMZZMvdGkrng054t7z4BkURc4LzjYYPMphzf18tNq4nVpLEtw%3D%3D" xlink:type="simple">RC0603FR-1020RL</text:a>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5, R16, R27, R28, R43, R44, R45, R46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020KL?qs=sGAEpiMZZMvdGkrng054t7z4BkURc4Lz3ZoQOjNyxTEgs4F7WOcBGw%3D%3D" xlink:type="simple">RC0603FR-1020KL</text:a>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6, R88, R91, R96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, C17, C19, C60, C61, C62, C92, C93, C94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69, C170, C171, C172, C174, C180, C181, C184, C189, C19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KEMET/C1206C226M9PACTU?qs=sGAEpiMZZMs0AnBnWHyRQI9zuYIiQALCndQHkMf8vck%3D" xlink:type="simple">C1206C226M9PACTU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9, R7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KOA-Speer/RK73H1JTTD2R70F?qs=sGAEpiMZZMu61qfTUdNhGxThjrFPLFHZn1uy57eSryA%3D" xlink:type="simple">RK73H1JTTD2R70F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0730KL?qs=sGAEpiMZZMvdGkrng054t8Tx25L%252BvTaRakQIOfp%2F3JA%3D" xlink:type="simple">RC0603FR-0730KL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9, R20, R31, R32, R47, R48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4, R26, R42, R52, R60, R105, R106, R107, R108, R109, R110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1, L2, L3, L6, L11, L12, L17, L18, L21, L22, L27, L28, L44</text:p>
          </table:table-cell>
          <table:table-cell/>
          <table:table-cell office:value-type="string" calcext:value-type="string">
            <text:p><text:a xlink:href="https://www.mouser.de/ProductDetail/Murata-Electronics/LQW18ASR33G00D?qs=sGAEpiMZZMsg%252By3WlYCkU2iuTbKTbm6Z3xRKWsjcUG8%3D" xlink:type="simple">LQW18ASR33G00D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9, L10, L15, L16, L25, L26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2, C58, C90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9, C13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Yageo/CC0603KRX7R8BB332?qs=sGAEpiMZZMs0AnBnWHyRQCF1lTWZ1EBLp4y%252BqWyPOXE%3D" xlink:type="simple">CC0603KRX7R8BB332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07402RL?qs=sGAEpiMZZMvdGkrng054t8Tx25L%252BvTaRIMMvqCZ8ioI%3D" xlink:type="simple">RC0603FR-07402RL</text:a></text:p>
          </table:table-cell>
          <table:table-cell office:value-type="string" calcext:value-type="string">
            <text:p>402 Oh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k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Bourns/CR0603-FX-4532ELF?qs=sGAEpiMZZMvdGkrng054t%252BRNGJdg958RnSq%252B%252BHD9gYw%3D" xlink:type="simple">CR0603-FX-4532EL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5, C178, C18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Yageo/CC0603KRX7R8BB473?qs=sGAEpiMZZMs0AnBnWHyRQMMzfhmH8IQXruTxom8pgKg%3D" xlink:type="simple">CC0603KRX7R8BB473</text:a>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, R7, R8, R22, R23, R24, R54, R55, R57, R62, R63, R65, R66, R67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7, C53, C85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08, C109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3, C159, C161, C16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Taiyo-Yuden/JMK107C6475KA-T?qs=sGAEpiMZZMs0AnBnWHyRQC2E6McmylammdCLV3I8sG%252B0LwvAqpPSfQ%3D%3D" xlink:type="simple">JMK107C6475KA-T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4, L5, L19, L20, L29, L30</text:p>
          </table:table-cell>
          <table:table-cell/>
          <table:table-cell office:value-type="string" calcext:value-type="string">
            <text:p><text:a xlink:href="https://www.mouser.de/ProductDetail/ABRACON/AIML-0603-4R7K-T?qs=sGAEpiMZZMsg%252By3WlYCkUwX6XY3JXxzLP4F1I2PZPRs%3D" xlink:type="simple">AIML-0603-4R7K-T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6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office:value-type="string" calcext:value-type="string">
            <text:p>replace by similar value (330pF?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3, R36, R37, R40, R7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1356RL?qs=sGAEpiMZZMvdGkrng054t8AJgcdMkx7xh8NAcCicktw%3D" xlink:type="simple">RC0603FR-1356RL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8, C101, C111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<text:a xlink:href="https://www.mouser.de/ProductDetail/KEMET/C0603C560J5GAC?qs=sGAEpiMZZMs0AnBnWHyRQFv7x1xn%252BYFdJgGd7jNSAiE%3D" xlink:type="simple">C0603C560J5GAC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3, R61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4, R5, R9, R10, R13, R17, R18, R21, R29, R30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7, L8, L13, L14, L23, L24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Xilinx FPGA: 6SLX9TQG144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u8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L52, L53, L54</text:p>
          </table:table-cell>
          <table:table-cell/>
          <table:table-cell office:value-type="string" calcext:value-type="string">
            <text:p><text:a xlink:href="https://www.mouser.de/ProductDetail/Bourns/SRN5040-6R8M?qs=sGAEpiMZZMsg%252By3WlYCkU0BzRdA4X2flB5d%2FM3ZRkCY%3D" xlink:type="simple">SRN5040-6R8M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1, R59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RC0603FR-0782KL?qs=sGAEpiMZZMvdGkrng054t%252BZQNaZdkHZDfVqZl9KHmRE%3D" xlink:type="simple">RC0603FR-0782KL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p2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88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<text:a xlink:href="https://www.mouser.de/ProductDetail/Yageo/AC0603FR-1091KL?qs=sGAEpiMZZMvdGkrng054t7z4BkURc4Lz30oqYCDhtrvIbUSxP1O%2F7w%3D%3D" xlink:type="simple">AC0603FR-1091KL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IC17, IC21</text:p>
          </table:table-cell>
          <table:table-cell/>
          <table:table-cell office:value-type="string" calcext:value-type="string">
            <text:p><text:a xlink:href="https://www.mouser.de/ProductDetail/Diodes-Incorporated/AP2114H-33TRG1?qs=sGAEpiMZZMsGz1a6aV8DcGbRBi2StxQPb%252BT%2FaM8fbWY%3D" xlink:type="simple">AP2114H-3.3TRG1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CJ020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DC POWER JACK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, C24, C25, C37, C50, C51, C69, C82, C83, C179, C183</text:p>
          </table:table-cell>
          <table:table-cell office:value-type="string" calcext:value-type="string">
            <text:p>CAPACI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25, R41, R77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1958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IC23</text:p>
          </table:table-cell>
          <table:table-cell/>
          <table:table-cell office:value-type="string" calcext:value-type="string">
            <text:p><text:a xlink:href="https://www.mouser.de/ProductDetail/Renesas-IDT/F1958NBGK?qs=sGAEpiMZZMve4%2FbfQkoj%252BJh1N8BuILvq7s5TZaBbxuA%3D" xlink:type="simple">F1958NBGK</text:a>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2912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IC22, IC25, IC26, IC27</text:p>
          </table:table-cell>
          <table:table-cell/>
          <table:table-cell office:value-type="string" calcext:value-type="string">
            <text:p><text:a xlink:href="https://www.mouser.de/ProductDetail/Renesas-IDT/F2912NCGI8?qs=sGAEpiMZZMvfFCidbTccA4a6tdrxnMZCV3OYjVyfpkA%3D" xlink:type="simple">F2912NCGI8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-128 26MHz</text:p>
          </table:table-cell>
          <table:table-cell table:number-columns-repeated="2" office:value-type="string" calcext:value-type="string">
            <text:p>FA-12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Hz RANGE CRYSTAL UNIT</text:p>
          </table:table-cell>
          <table:table-cell office:value-type="string" calcext:value-type="string">
            <text:p><text:a xlink:href="https://www.mouser.de/ProductDetail/Epson-Timing/FA-128-260000MF10Z-W5?qs=sGAEpiMZZMsBj6bBr9Q9abMK2mGYOCsJplGCILs%252Bm%252BCxIstLhH3fbw%3D%3D" xlink:type="simple">FA-128 26.0000MF10Z-W5</text:a>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L31, L38, L39, L40, L41, L42, L43, L45, L46, L47, L48, L49, L5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IC28, IC29, IC30, IC31</text:p>
          </table:table-cell>
          <table:table-cell/>
          <table:table-cell office:value-type="string" calcext:value-type="string">
            <text:p><text:a xlink:href="https://www.mouser.de/ProductDetail/STMicroelectronics/LDL212PU50R?qs=sGAEpiMZZMsGz1a6aV8DcBSoZqFSANO3dLAhEqRmCNA%3D" xlink:type="simple">LDL212PU50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1</text:p>
          </table:table-cell>
          <table:table-cell/>
          <table:table-cell office:value-type="string" calcext:value-type="string">
            <text:p><text:a xlink:href="https://www.mouser.de/ProductDetail/AVX/LP0603A0947ANTR?qs=sGAEpiMZZMtMMXztyU6kdMM0SXd4ZxA8mu8Y%252BHM9oRU%3D" xlink:type="simple">LP0603A0947ANT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2</text:p>
          </table:table-cell>
          <table:table-cell/>
          <table:table-cell office:value-type="string" calcext:value-type="string">
            <text:p><text:a xlink:href="https://www.mouser.de/ProductDetail/AVX/LP0603A1880ANTR?qs=sGAEpiMZZMtMMXztyU6kdMM0SXd4ZxA8%2FU8Hgy5P8R4%3D" xlink:type="simple">LP0603A1880ANT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3</text:p>
          </table:table-cell>
          <table:table-cell/>
          <table:table-cell office:value-type="string" calcext:value-type="string">
            <text:p><text:a xlink:href="https://www.mouser.de/ProductDetail/581-LP0603N3500ANTR" xlink:type="simple">581-LP0603N3500ANTR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IC2, IC6, IC10</text:p>
          </table:table-cell>
          <table:table-cell/>
          <table:table-cell office:value-type="string" calcext:value-type="string">
            <text:p><text:a xlink:href="https://www.mouser.de/ProductDetail/Analog-Devices-Linear-Technology/LT5560EDDPBF?qs=sGAEpiMZZMvi6wO7nhr1L8QZAAlCgQ0X7wvs6DCMwrE%3D" xlink:type="simple">LT5560EDD#PB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TC5510</text:p>
          </table:table-cell>
          <table:table-cell office:value-type="string" calcext:value-type="string">
            <text:p>QFN65P400X400X75-17T215N</text:p>
          </table:table-cell>
          <table:table-cell office:value-type="string" calcext:value-type="string">
            <text:p>IC1, IC5, IC9</text:p>
          </table:table-cell>
          <table:table-cell/>
          <table:table-cell office:value-type="string" calcext:value-type="string">
            <text:p><text:a xlink:href="https://www.mouser.de/ProductDetail/Analog-Devices-Linear-Technology/LTC5510IUFPBF?qs=sGAEpiMZZMvi6wO7nhr1L7rJcES41b8eVWYHMrI0GQ8%3D" xlink:type="simple">LTC5510IUF#PB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TC6362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IC3, IC7, IC11</text:p>
          </table:table-cell>
          <table:table-cell/>
          <table:table-cell office:value-type="string" calcext:value-type="string">
            <text:p><text:a xlink:href="https://www.mouser.de/ProductDetail/Analog-Devices-Linear-Technology/LTC6362IDDPBF?qs=sGAEpiMZZMvi6wO7nhr1L%252B73ZO%252B6dnd8dYsd%252BcZlUB4%3D" xlink:type="simple">LTC6362IDD#PBF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BA011082</text:p>
          </table:table-cell>
          <table:table-cell office:value-type="string" calcext:value-type="string">
            <text:p>MACOM_BALUN</text:p>
          </table:table-cell>
          <table:table-cell office:value-type="string" calcext:value-type="string">
            <text:p>T1, T2, T3</text:p>
          </table:table-cell>
          <table:table-cell/>
          <table:table-cell office:value-type="string" calcext:value-type="string">
            <text:p><text:a xlink:href="https://www.mouser.de/ProductDetail/937-MABA-011082" xlink:type="simple">937-MABA-011082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IC14, IC19</text:p>
          </table:table-cell>
          <table:table-cell/>
          <table:table-cell office:value-type="string" calcext:value-type="string">
            <text:p><text:a xlink:href="https://www.mouser.de/ProductDetail/Maxim-Integrated/MAX2871ETJ%2B?qs=sGAEpiMZZMuoocfCme37cs5CI%2FtlHg42p798I1vjzyY%3D" xlink:type="simple">MAX2871ETJ+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IC4, IC8, IC12</text:p>
          </table:table-cell>
          <table:table-cell/>
          <table:table-cell office:value-type="string" calcext:value-type="string">
            <text:p><text:a xlink:href="https://www.mouser.de/ProductDetail/Microchip-Technology/MCP33131D-10-E-MS?qs=sGAEpiMZZMvTvDTV69d2QsFLGP2ewcVcgGyo1ktosQo%3D" xlink:type="simple">MCP33131D-10-E/MS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SCHIELD-32005-301</text:p>
          </table:table-cell>
          <table:table-cell office:value-type="string" calcext:value-type="string">
            <text:p>32005-30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MINI USB-B Conector</text:p>
          </table:table-cell>
          <table:table-cell office:value-type="string" calcext:value-type="string">
            <text:p><text:a xlink:href="https://www.mouser.de/ProductDetail/Hirose-Connector/UX60-MB-5ST?qs=sGAEpiMZZMulM8LPOQ%252BykzmHhzPuOAFGIpscEVPIFWo%3D" xlink:type="simple">UX60-MB-5ST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34, IC35, IC36</text:p>
          </table:table-cell>
          <table:table-cell/>
          <table:table-cell office:value-type="string" calcext:value-type="string">
            <text:p><text:a xlink:href="https://www.mouser.de/ProductDetail/ON-Semiconductor/NCP702SN18T1G?qs=sGAEpiMZZMvrYgwxMvI%2FG8elVbATwr5l" xlink:type="simple">NCP702SN18T1G</text:a></text:p>
          </table:table-cell>
          <table:table-cell office:value-type="string" calcext:value-type="string">
            <text:p>1 vorhand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IC15, IC2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IC16, IC18</text:p>
          </table:table-cell>
          <table:table-cell/>
          <table:table-cell office:value-type="string" calcext:value-type="string">
            <text:p><text:a xlink:href="https://www.mouser.de/ProductDetail/Qorvo/RFSW6042TR7?qs=sGAEpiMZZMuI1aKsGLfKZCl68Y9nlUF%2FMam14SO%2FCfA%3D" xlink:type="simple">RFSW6042TR7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LB DUT/RF IN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X1, X2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IC13</text:p>
          </table:table-cell>
          <table:table-cell/>
          <table:table-cell office:value-type="string" calcext:value-type="string">
            <text:p><text:a xlink:href="https://www.mouser.de/ProductDetail/Silicon-Labs/SI5351C-B-GM?qs=sGAEpiMZZMvo8iywG0hSDVwns1Z2S9pYiO7Qy5%2Ft6I8%3D" xlink:type="simple">SI5351C-B-GM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L432KC</text:p>
          </table:table-cell>
          <table:table-cell office:value-type="string" calcext:value-type="string">
            <text:p>QFN50P500X500X100-33T345N</text:p>
          </table:table-cell>
          <table:table-cell office:value-type="string" calcext:value-type="string">
            <text:p>IC33</text:p>
          </table:table-cell>
          <table:table-cell/>
          <table:table-cell office:value-type="string" calcext:value-type="string">
            <text:p><text:a xlink:href="https://www.mouser.de/ProductDetail/STMicroelectronics/STM32L432KCU6?qs=sGAEpiMZZMvzNxwKcL67%252BsURMlh6LWAbOqrMBeYGpFY%3D" xlink:type="simple">STM32L432KCU6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3, R74, R75</text:p>
          </table:table-cell>
          <table:table-cell office:value-type="string" calcext:value-type="string">
            <text:p>RESISTOR, European symbol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est pad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5265</text:p>
          </table:table-cell>
          <table:table-cell office:value-type="string" calcext:value-type="string">
            <text:p>QFN50P500X500X100-33T345N</text:p>
          </table:table-cell>
          <table:table-cell office:value-type="string" calcext:value-type="string">
            <text:p>IC32</text:p>
          </table:table-cell>
          <table:table-cell/>
          <table:table-cell office:value-type="string" calcext:value-type="string">
            <text:p><text:a xlink:href="https://www.mouser.de/ProductDetail/Texas-Instruments/TPS65265RHBR?qs=sGAEpiMZZMvt1VFuCspEMr99XG2nsgdPUEEErgbT0QI%3D" xlink:type="simple">TPS65265RHBR</text:a>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IC24</text:p>
          </table:table-cell>
          <table:table-cell/>
          <table:table-cell office:value-type="string" calcext:value-type="string">
            <text:p><text:a xlink:href="https://www.mouser.de/ProductDetail/Texas-Instruments/TRF37A73IDSGR?qs=sGAEpiMZZMvfFCidbTccA%252BdlGqtCAo5%252ByscpwkNRP7A%3D" xlink:type="simple">TRF37A73IDSGR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.FL-R-SMT</text:p>
          </table:table-cell>
          <table:table-cell office:value-type="string" calcext:value-type="string">
            <text:p>U.FL_SMT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U.FL-R-SMT Antenna Connector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<text:a xlink:href="https://www.mouser.de/ProductDetail/Winbond/W25Q16JVSNIQ?qs=sGAEpiMZZMve4%2FbfQkoj%252BJCorJd1PJZHU8YRrYuCZFE%3D" xlink:type="simple">W25Q16JVSNIQ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9:33:10.821494020</dc:date>
    <meta:editing-duration>PT8M29S</meta:editing-duration>
    <meta:editing-cycles>1</meta:editing-cycles>
    <meta:document-statistic meta:table-count="1" meta:cell-count="552" meta:object-count="0"/>
    <meta:generator>LibreOffice/6.0.7.3$Linux_X86_64 LibreOffice_project/00m0$Build-3</meta:generator>
  </office:meta>
</office:document-meta>
</file>